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125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5.789999999999999">
            <text:p>25.79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940000000000001">
            <text:p>22.94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JungnerSonninen198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92</text:p>
          </table:table-cell>
          <table:table-cell table:style-name="ACE-0" office:value-type="float" office:value="60.359999999999999">
            <text:p>60.36</text:p>
          </table:table-cell>
          <table:table-cell table:style-name="ACE-0" office:value-type="float" office:value="25.760000000000002">
            <text:p>25.76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739999999999998">
            <text:p>28.7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88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34">
            <text:p>26.34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3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34">
            <text:p>26.34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629999999999999">
            <text:p>25.6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194</text:p>
          </table:table-cell>
          <table:table-cell table:style-name="ACE-0" office:value-type="float" office:value="60.509999999999998">
            <text:p>60.51</text:p>
          </table:table-cell>
          <table:table-cell table:style-name="ACE-0" office:value-type="float" office:value="26.440000000000001">
            <text:p>26.44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26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25.879999999999999">
            <text:p>25.88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539999999999999">
            <text:p>18.54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38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6.18">
            <text:p>26.18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5">
            <text:p>2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254</text:p>
          </table:table-cell>
          <table:table-cell table:style-name="ACE-0" office:value-type="float" office:value="60.490000000000002">
            <text:p>60.49</text:p>
          </table:table-cell>
          <table:table-cell table:style-name="ACE-0" office:value-type="float" office:value="26.420000000000002">
            <text:p>26.42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719999999999999">
            <text:p>26.7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MiettinenEtal199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026</text:p>
          </table:table-cell>
          <table:table-cell table:style-name="ACE-0" office:value-type="float" office:value="60.439999999999998">
            <text:p>60.44</text:p>
          </table:table-cell>
          <table:table-cell table:style-name="ACE-0" office:value-type="float" office:value="25.629999999999999">
            <text:p>25.63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739999999999998">
            <text:p>27.7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DonnerEronen198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voo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927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5.870000000000001">
            <text:p>25.87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239999999999998">
            <text:p>25.2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ailaEtal1991,RosentauEtal2021</text:p>
          </table:table-cell>
          <table:table-cell table:number-columns-repeated="240" table:style-name="ACE-0"/>
        </table:table-row>
        <table:table-row table:style-name="AROW-1" table:number-rows-repeated="35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4:5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